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2.829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15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91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f00e6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87d1d1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1.646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66cm" fo:min-width="4.474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655cm" fo:min-width="2.55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524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05cm" fo:min-width="0.438cm"/>
    </style:style>
    <style:style style:name="gr58" style:family="graphic" style:parent-style-name="standard">
      <style:graphic-properties svg:stroke-color="#000000" draw:fill-color="#00ff00" draw:textarea-horizontal-align="justify" draw:textarea-vertical-align="middle" draw:auto-grow-height="false" fo:min-height="0.466cm" fo:min-width="2.35cm"/>
    </style:style>
    <style:style style:name="gr59" style:family="graphic" style:parent-style-name="standard">
      <style:graphic-properties svg:stroke-color="#000000" draw:fill-color="#00ff00" draw:textarea-horizontal-align="justify" draw:textarea-vertical-align="middle" draw:auto-grow-height="false" fo:min-height="0.565cm" fo:min-width="3.945cm"/>
    </style:style>
    <style:style style:name="gr60" style:family="graphic" style:parent-style-name="standard">
      <style:graphic-properties svg:stroke-color="#59c5c7" draw:fill-color="#00508f" draw:textarea-horizontal-align="justify" draw:textarea-vertical-align="middle" draw:auto-grow-height="false" fo:min-height="0.259cm" fo:min-width="1.018cm"/>
    </style:style>
    <style:style style:name="gr61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3.366cm"/>
    </style:style>
    <style:style style:name="gr62" style:family="graphic" style:parent-style-name="standard">
      <style:graphic-properties svg:stroke-color="#000000" draw:fill-color="#fe78f0" draw:textarea-horizontal-align="justify" draw:textarea-vertical-align="middle" draw:auto-grow-height="false" fo:min-height="0.238cm" fo:min-width="2.823cm"/>
    </style:style>
    <style:style style:name="gr63" style:family="graphic" style:parent-style-name="standard">
      <style:graphic-properties svg:stroke-color="#000000" draw:fill-color="#59c5c7" draw:textarea-horizontal-align="justify" draw:textarea-vertical-align="middle" draw:auto-grow-height="false" fo:min-height="0.377cm" fo:min-width="2.823cm"/>
    </style:style>
    <style:style style:name="gr64" style:family="graphic" style:parent-style-name="standard">
      <style:graphic-properties draw:stroke="dash" draw:stroke-dash="Ultrafine_20_Dashed" svg:stroke-width="0.081cm" svg:stroke-color="#ed1c24" draw:marker-start-width="0.321cm" draw:marker-end-width="0.321cm" draw:fill-color="#4dfbff" draw:textarea-horizontal-align="justify" draw:textarea-vertical-align="middle" draw:auto-grow-height="false" fo:min-height="0.686cm" fo:min-width="3.286cm" fo:padding-top="0.165cm" fo:padding-bottom="0.165cm" fo:padding-left="0.29cm" fo:padding-right="0.29cm"/>
    </style:style>
    <style:style style:name="gr65" style:family="graphic" style:parent-style-name="standard">
      <style:graphic-properties draw:stroke="none" svg:stroke-color="#000000" draw:fill="none" draw:fill-color="#ffffff" fo:min-height="0.385cm"/>
    </style:style>
    <style:style style:name="gr66" style:family="graphic" style:parent-style-name="standard">
      <style:graphic-properties draw:stroke="none" svg:stroke-color="#000000" draw:fill="none" draw:fill-color="#ffffff" fo:min-height="0.199cm"/>
    </style:style>
    <style:style style:name="gr67" style:family="graphic" style:parent-style-name="standard">
      <style:graphic-properties svg:stroke-color="#000000" draw:fill-color="#fff200" draw:textarea-horizontal-align="justify" draw:textarea-vertical-align="middle" draw:auto-grow-height="false" fo:min-height="0.738cm" fo:min-width="6.243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00e6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87d1d1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00ff00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-color="#00508f"/>
      <style:paragraph-properties fo:text-align="center"/>
      <style:text-properties fo:color="#ffffff"/>
    </style:style>
    <style:style style:name="P34" style:family="paragraph">
      <loext:graphic-properties draw:fill-color="#fe78f0"/>
      <style:paragraph-properties fo:text-align="center"/>
    </style:style>
    <style:style style:name="P35" style:family="paragraph">
      <loext:graphic-properties draw:fill-color="#59c5c7"/>
      <style:paragraph-properties fo:text-align="center"/>
    </style:style>
    <style:style style:name="P36" style:family="paragraph">
      <style:text-properties fo:color="#ce181e"/>
    </style:style>
    <style:style style:name="P37" style:family="paragraph">
      <loext:graphic-properties draw:fill="none" draw:fill-color="#ffffff"/>
      <style:text-properties fo:color="#ce181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ffffff" fo:font-size="8pt" style:font-size-asian="8pt" style:font-size-complex="8pt"/>
    </style:style>
    <style:style style:name="T10" style:family="text">
      <style:text-properties fo:color="#ce181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3.556cm" svg:x="26.743cm" svg:y="33.085cm">
          <text:p text:style-name="P1"><text:span text:style-name="T1">diagdiph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329cm" svg:height="2.032cm" svg:x="32.242cm" svg:y="30.4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026cm" svg:height="5.559cm" svg:x="25.619cm" svg:y="26.545cm">
          <text:p text:style-name="P5"><text:span text:style-name="T3">$bruDir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thogonality</text:span><text:span text:style-name="T3">Loo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4.613cm">
          <text:p text:style-name="P5"><text:span text:style-name="T3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5.629cm">
          <text:p text:style-name="P5"><text:span text:style-name="T3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651cm" svg:x="12.297cm" svg:y="1.254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5.7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6.7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6.218cm" draw:start-shape="id6" draw:start-glue-point="7" draw:end-shape="id7" svg:d="M18153 13583h1601v2635h1399" svg:viewBox="0 0 3001 2636">
          <text:p/>
        </draw:connector>
        <draw:custom-shape draw:style-name="gr15" draw:text-style-name="P15" xml:id="id40" draw:id="id40" draw:layer="layout" svg:width="3.866cm" svg:height="1.016cm" svg:x="21.092cm" svg:y="17.1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8.1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19.6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18.6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3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3.508cm" draw:start-shape="id12" draw:start-glue-point="6" draw:end-shape="id13" draw:end-glue-point="4" svg:d="M29526 12303v502l-368 202v501" svg:viewBox="0 0 369 1206">
          <text:p/>
        </draw:connector>
        <draw:connector draw:style-name="gr22" draw:text-style-name="P14" draw:layer="layout" draw:type="lines" svg:x1="29.158cm" svg:y1="14.524cm" svg:x2="29.145cm" svg:y2="16.772cm" draw:start-shape="id13" draw:start-glue-point="6" draw:end-shape="id14" draw:end-glue-point="4" svg:d="M29158 14524v502l-13 1244v502" svg:viewBox="0 0 14 2249">
          <text:p/>
        </draw:connector>
        <draw:custom-shape draw:style-name="gr23" draw:text-style-name="P16" xml:id="id15" draw:id="id15" draw:layer="layout" svg:width="4.699cm" svg:height="1.016cm" svg:x="31.961cm" svg:y="12.3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4.311cm" svg:y2="12.357cm" draw:start-shape="id12" draw:start-glue-point="7" draw:end-shape="id15" draw:end-glue-point="4" svg:d="M31368 11541h501l2442 315v501" svg:viewBox="0 0 2944 8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thogonality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8.0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6.6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19.7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5.2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2.08cm" svg:x2="9.009cm" svg:y2="2.351cm" draw:start-shape="id1" draw:start-glue-point="5" draw:end-shape="id31" draw:end-glue-point="7" svg:d="M12297 2080h-502l-2244 271h-542" svg:viewBox="0 0 3289 272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6.218cm" svg:x2="27.304cm" svg:y2="17.216cm" draw:start-shape="id7" draw:start-glue-point="7" draw:end-shape="id14" svg:d="M24836 16218h541l1425 998h502" svg:viewBox="0 0 2469 999">
          <text:p/>
        </draw:connector>
        <draw:connector draw:style-name="gr13" draw:text-style-name="P14" draw:layer="layout" draw:type="lines" svg:x1="27.304cm" svg:y1="17.216cm" svg:x2="24.958cm" svg:y2="17.68cm" draw:start-shape="id14" draw:start-glue-point="5" draw:end-shape="id40" draw:end-glue-point="7" svg:d="M27304 17216h-502l-1342 464h-502" svg:viewBox="0 0 2347 465">
          <text:p/>
        </draw:connector>
        <draw:connector draw:style-name="gr13" draw:text-style-name="P14" draw:layer="layout" draw:type="lines" svg:x1="24.958cm" svg:y1="17.68cm" svg:x2="27.304cm" svg:y2="18.621cm" draw:start-shape="id40" draw:start-glue-point="7" draw:end-shape="id41" draw:end-glue-point="5" svg:d="M24958 17680h502l1342 941h502" svg:viewBox="0 0 2347 942">
          <text:p/>
        </draw:connector>
        <draw:connector draw:style-name="gr13" draw:text-style-name="P14" draw:layer="layout" draw:type="lines" svg:x1="27.304cm" svg:y1="18.621cm" svg:x2="24.959cm" svg:y2="19.181cm" draw:start-shape="id41" draw:start-glue-point="5" draw:end-shape="id42" svg:d="M27304 18621h-502l-1341 560h-502" svg:viewBox="0 0 2346 561">
          <text:p/>
        </draw:connector>
        <draw:connector draw:style-name="gr13" draw:text-style-name="P14" draw:layer="layout" draw:type="lines" svg:x1="24.959cm" svg:y1="19.181cm" svg:x2="27.304cm" svg:y2="20.121cm" draw:start-shape="id42" draw:start-glue-point="7" draw:end-shape="id43" draw:end-glue-point="5" svg:d="M24959 19181h502l1341 940h502" svg:viewBox="0 0 2346 941">
          <text:p/>
        </draw:connector>
        <draw:connector draw:style-name="gr13" draw:text-style-name="P14" draw:layer="layout" draw:type="lines" svg:x1="30.987cm" svg:y1="20.121cm" svg:x2="32.992cm" svg:y2="15.798cm" draw:start-shape="id43" draw:start-glue-point="7" draw:end-shape="id44" draw:end-glue-point="5" svg:d="M30987 20121h501l1003-4323h501" svg:viewBox="0 0 2006 4324">
          <text:p/>
        </draw:connector>
        <draw:connector draw:style-name="gr13" draw:text-style-name="P14" draw:layer="layout" draw:type="lines" svg:x1="30.987cm" svg:y1="20.121cm" svg:x2="33.048cm" svg:y2="17.195cm" draw:start-shape="id43" draw:start-glue-point="7" draw:end-shape="id45" draw:end-glue-point="5" svg:d="M30987 20121h501l1059-2926h501" svg:viewBox="0 0 2062 2927">
          <text:p/>
        </draw:connector>
        <draw:connector draw:style-name="gr13" draw:text-style-name="P14" draw:layer="layout" draw:type="lines" svg:x1="30.987cm" svg:y1="20.121cm" svg:x2="32.992cm" svg:y2="18.592cm" draw:start-shape="id43" draw:start-glue-point="7" draw:end-shape="id46" draw:end-glue-point="5" svg:d="M30987 20121h501l1003-1529h501" svg:viewBox="0 0 2006 1530">
          <text:p/>
        </draw:connector>
        <draw:connector draw:style-name="gr13" draw:text-style-name="P14" draw:layer="layout" draw:line-skew="0.295cm" svg:x1="18.153cm" svg:y1="13.583cm" svg:x2="20.805cm" svg:y2="24.487cm" draw:start-shape="id6" draw:start-glue-point="7" draw:end-shape="id47" draw:end-glue-point="5" svg:d="M18153 13583h1601v10904h1051" svg:viewBox="0 0 2653 10905">
          <text:p/>
        </draw:connector>
        <draw:custom-shape draw:style-name="gr11" draw:text-style-name="P12" xml:id="id48" draw:id="id48" draw:layer="layout" svg:width="3.683cm" svg:height="0.889cm" svg:x="27.316cm" svg:y="21.0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4.487cm" svg:x2="27.316cm" svg:y2="21.496cm" draw:start-shape="id47" draw:start-glue-point="7" draw:end-shape="id48" draw:end-glue-point="5" svg:d="M25504 24487h541l769-2991h502" svg:viewBox="0 0 1813 2992">
          <text:p/>
        </draw:connector>
        <draw:custom-shape draw:style-name="gr40" draw:text-style-name="P27" xml:id="id47" draw:id="id47" draw:layer="layout" svg:width="4.699cm" svg:height="0.702cm" svg:x="20.805cm" svg:y="24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433cm" svg:y="25.0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001cm" svg:y="25.9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4.838cm" svg:x2="22.842cm" svg:y2="25.972cm" draw:start-shape="id47" draw:start-glue-point="6" draw:end-shape="id49" draw:end-glue-point="4" svg:d="M23155 24838v542l-313 90v502" svg:viewBox="0 0 314 1135">
          <text:p text:style-name="P3"><text:span text:style-name="T4">on MC data</text:span></text:p>
          <text:p text:style-name="P3"><text:span text:style-name="T4"/></text:p>
          <text:p text:style-name="P3"><text:span text:style-name="T4"/></text:p>
        </draw:connector>
        <draw:connector draw:style-name="gr42" draw:text-style-name="P14" draw:layer="layout" draw:type="lines" svg:x1="24.684cm" svg:y1="26.416cm" svg:x2="26.433cm" svg:y2="25.548cm" draw:start-shape="id49" draw:start-glue-point="7" draw:end-shape="id50" draw:end-glue-point="5" svg:d="M24684 26416h501l747-868h501" svg:viewBox="0 0 1750 869">
          <text:p text:style-name="P3"><text:span text:style-name="T4">optional</text:span></text:p>
        </draw:connector>
        <draw:connector draw:style-name="gr13" draw:text-style-name="P14" draw:layer="layout" draw:type="lines" svg:x1="29.157cm" svg:y1="21.941cm" svg:x2="28.366cm" svg:y2="25.04cm" draw:start-shape="id48" draw:start-glue-point="6" draw:end-shape="id50" svg:d="M29157 21941v501l-791 2097v501" svg:viewBox="0 0 792 3100">
          <text:p/>
        </draw:connector>
        <draw:custom-shape draw:style-name="gr11" draw:text-style-name="P12" xml:id="id51" draw:id="id51" draw:layer="layout" svg:width="3.683cm" svg:height="0.889cm" svg:x="26.535cm" svg:y="27.6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301cm" svg:y="28.2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535cm" svg:y="29.0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8.132cm" svg:x2="24.911cm" svg:y2="28.804cm" draw:start-shape="id51" draw:start-glue-point="5" draw:end-shape="id52" draw:end-glue-point="7" svg:d="M26535 28132h-502l-620 672h-502" svg:viewBox="0 0 1625 673">
          <text:p/>
        </draw:connector>
        <draw:connector draw:style-name="gr13" draw:text-style-name="P14" draw:layer="layout" draw:type="lines" svg:x1="24.911cm" svg:y1="28.804cm" svg:x2="26.535cm" svg:y2="29.529cm" draw:start-shape="id52" draw:start-glue-point="7" draw:end-shape="id53" draw:end-glue-point="5" svg:d="M24911 28804h502l620 725h502" svg:viewBox="0 0 1625 726">
          <text:p/>
        </draw:connector>
        <draw:custom-shape draw:style-name="gr44" draw:text-style-name="P4" xml:id="id55" draw:id="id55" draw:layer="layout" svg:width="4.197cm" svg:height="1.016cm" svg:x="32.088cm" svg:y="29.0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146cm" svg:height="1.016cm" svg:x="32.886cm" svg:y="31.2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645cm" svg:y1="29.324cm" svg:x2="32.088cm" svg:y2="29.534cm" draw:start-shape="id54" draw:end-shape="id55" draw:end-glue-point="5" svg:d="M30645 29324h502l439 210h502" svg:viewBox="0 0 1444 211">
          <text:p/>
        </draw:connector>
        <draw:connector draw:style-name="gr13" draw:text-style-name="P14" draw:layer="layout" draw:type="lines" svg:x1="30.645cm" svg:y1="29.324cm" svg:x2="32.242cm" svg:y2="31.447cm" draw:start-shape="id54" draw:end-shape="id56" draw:end-glue-point="5" svg:d="M30645 29324h502l593 2123h502" svg:viewBox="0 0 1598 2124">
          <text:p/>
        </draw:connector>
        <draw:connector draw:style-name="gr13" draw:text-style-name="P14" draw:layer="layout" draw:type="lines" svg:x1="28.366cm" svg:y1="26.056cm" svg:x2="28.376cm" svg:y2="27.688cm" draw:start-shape="id50" draw:start-glue-point="6" draw:end-shape="id51" draw:end-glue-point="4" svg:d="M28366 26056v502l10 628v502" svg:viewBox="0 0 11 1633">
          <text:p/>
        </draw:connector>
        <draw:custom-shape draw:style-name="gr46" draw:text-style-name="P29" xml:id="id57" draw:id="id57" draw:layer="layout" svg:width="5.08cm" svg:height="1.016cm" svg:x="21.066cm" svg:y="35.4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5.948cm" draw:start-shape="id6" draw:start-glue-point="7" draw:end-shape="id57" draw:end-glue-point="5" svg:d="M18153 13583h1580v22365h1333" svg:viewBox="0 0 2914 22366">
          <text:p/>
        </draw:connector>
        <draw:custom-shape draw:style-name="gr47" draw:text-style-name="P12" xml:id="id62" draw:id="id62" draw:layer="layout" svg:width="3.81cm" svg:height="0.643cm" svg:x="27.397cm" svg:y="34.9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146cm" svg:y1="35.948cm" svg:x2="27.398cm" svg:y2="36.158cm" draw:start-shape="id57" draw:start-glue-point="7" draw:end-shape="id58" draw:end-glue-point="5" svg:d="M26146 35948h554l197 210h501" svg:viewBox="0 0 1253 211">
          <text:p/>
        </draw:connector>
        <draw:connector draw:style-name="gr13" draw:text-style-name="P14" draw:layer="layout" draw:type="lines" svg:x1="30.999cm" svg:y1="21.496cm" svg:x2="32.75cm" svg:y2="20.268cm" draw:start-shape="id48" draw:start-glue-point="7" draw:end-shape="id59" draw:end-glue-point="5" svg:d="M30999 21496h501l749-1228h501" svg:viewBox="0 0 1752 12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30" xml:id="id61" draw:id="id61" draw:layer="layout" svg:width="4.166cm" svg:height="1.016cm" svg:x="32.751cm" svg:y="20.861cm">
          <text:p text:style-name="P3"><text:span text:style-name="T2">DrawCatTree</text:span><text:span text:style-name="T2">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1cm" svg:y2="21.369cm" draw:start-shape="id48" draw:start-glue-point="7" draw:end-shape="id61" svg:d="M30999 21496h501l750-127h501" svg:viewBox="0 0 1753 128">
          <text:p/>
        </draw:connector>
        <draw:custom-shape draw:style-name="gr49" draw:text-style-name="P29" xml:id="id64" draw:id="id64" draw:layer="layout" svg:width="3.056cm" svg:height="0.905cm" svg:x="32.677cm" svg:y="33.131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5" draw:id="id65" draw:layer="layout" svg:width="3.81cm" svg:height="0.66cm" svg:x="27.397cm" svg:y="34.0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207cm" svg:y1="35.239cm" svg:x2="33.744cm" svg:y2="35.077cm" draw:start-shape="id62" draw:start-glue-point="7" draw:end-shape="id63" draw:end-glue-point="5" svg:d="M31207 35239h502l1534-162h501" svg:viewBox="0 0 2538 163">
          <text:p/>
        </draw:connector>
        <draw:connector draw:style-name="gr13" draw:text-style-name="P14" draw:layer="layout" draw:type="lines" svg:x1="32.677cm" svg:y1="33.584cm" svg:x2="31.207cm" svg:y2="34.331cm" draw:start-shape="id64" draw:start-glue-point="5" draw:end-shape="id65" draw:end-glue-point="7" svg:d="M32677 33584h-501l-467 747h-502" svg:viewBox="0 0 1471 748">
          <text:p/>
        </draw:connector>
        <draw:custom-shape draw:style-name="gr51" draw:text-style-name="P29" xml:id="id66" draw:id="id66" draw:layer="layout" svg:width="4.024cm" svg:height="1.091cm" svg:x="20.612cm" svg:y="31.088cm">
          <text:p text:style-name="P3"><text:span text:style-name="T2">bgCorrecter.C</text:span></text:p>
          <text:p text:style-name="P3"><text:span text:style-name="T6">(needs sig and bg fil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7" draw:id="id67" draw:layer="layout" svg:width="4.191cm" svg:height="0.889cm" svg:x="26.327cm" svg:y="30.4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9.529cm" svg:x2="22.624cm" svg:y2="31.088cm" draw:start-shape="id53" draw:end-shape="id66" draw:end-glue-point="4" svg:d="M26535 29529h-502l-3409 1057v502" svg:viewBox="0 0 3912 1560">
          <text:p/>
        </draw:connector>
        <draw:connector draw:style-name="gr13" draw:text-style-name="P14" draw:layer="layout" draw:type="lines" svg:x1="27.397cm" svg:y1="34.331cm" svg:x2="22.624cm" svg:y2="32.179cm" draw:start-shape="id65" draw:start-glue-point="5" draw:end-shape="id66" draw:end-glue-point="6" svg:d="M27397 34331h-501l-4272-1651v-501" svg:viewBox="0 0 4774 2153">
          <text:p/>
        </draw:connector>
        <draw:connector draw:style-name="gr13" draw:text-style-name="P14" draw:layer="layout" draw:type="lines" svg:x1="24.636cm" svg:y1="31.634cm" svg:x2="26.327cm" svg:y2="30.929cm" draw:start-shape="id66" draw:start-glue-point="7" draw:end-shape="id67" draw:end-glue-point="5" svg:d="M24636 31634h502l687-705h502" svg:viewBox="0 0 1692 706">
          <text:p/>
        </draw:connector>
        <draw:custom-shape draw:style-name="gr47" draw:text-style-name="P12" xml:id="id58" draw:id="id58" draw:layer="layout" svg:width="3.81cm" svg:height="0.643cm" svg:x="27.398cm" svg:y="35.836cm">
          <text:p text:style-name="P3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9" xml:id="id68" draw:id="id68" draw:layer="layout" svg:width="2.582cm" svg:height="1.016cm" svg:x="32.812cm" svg:y="35.7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208cm" svg:y1="36.158cm" svg:x2="32.812cm" svg:y2="36.233cm" draw:start-shape="id58" draw:start-glue-point="7" draw:end-shape="id68" draw:end-glue-point="5" svg:d="M31208 36158h502l601 75h501" svg:viewBox="0 0 1605 76">
          <text:p/>
        </draw:connector>
        <draw:connector draw:style-name="gr13" draw:text-style-name="P14" draw:layer="layout" draw:type="lines" svg:x1="32.812cm" svg:y1="36.233cm" svg:x2="31.207cm" svg:y2="35.239cm" draw:start-shape="id68" draw:start-glue-point="5" draw:end-shape="id62" draw:end-glue-point="7" svg:d="M32812 36233h-501l-602-994h-502" svg:viewBox="0 0 1606 995">
          <text:p/>
        </draw:connector>
        <draw:line draw:style-name="gr54" draw:text-style-name="P14" draw:layer="layout" svg:x1="19.727cm" svg:y1="36.179cm" svg:x2="19.727cm" svg:y2="9.001cm">
          <text:p/>
        </draw:line>
        <draw:line draw:style-name="gr55" draw:text-style-name="P14" draw:layer="layout" svg:x1="18.145cm" svg:y1="13.573cm" svg:x2="19.669cm" svg:y2="13.573cm">
          <text:p/>
        </draw:line>
        <draw:line draw:style-name="gr56" draw:text-style-name="P14" xml:id="id76" draw:id="id76" draw:layer="layout" svg:x1="18.145cm" svg:y1="13.573cm" svg:x2="19.373cm" svg:y2="13.583cm">
          <text:p/>
        </draw:line>
        <draw:connector draw:style-name="gr13" draw:text-style-name="P14" draw:layer="layout" draw:line-skew="1.493cm" svg:x1="34.619cm" svg:y1="23.628cm" svg:x2="34.782cm" svg:y2="35.077cm" draw:start-shape="id69" draw:start-glue-point="7" draw:end-shape="id63" draw:end-glue-point="7" svg:d="M34619 23628h2158v11449h-1995" svg:viewBox="0 0 2159 11450">
          <text:p/>
        </draw:connector>
        <draw:custom-shape draw:style-name="gr57" draw:text-style-name="P31" xml:id="id63" draw:id="id63" draw:layer="layout" svg:width="1.038cm" svg:height="0.643cm" svg:x="33.744cm" svg:y="34.755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263cm" svg:y1="34.755cm" svg:x2="34.205cm" svg:y2="34.036cm" draw:start-shape="id63" draw:start-glue-point="4" draw:end-shape="id64" draw:end-glue-point="6" svg:d="M34263 34755l-58-719" svg:viewBox="0 0 59 720">
          <text:p/>
        </draw:connector>
        <draw:custom-shape draw:style-name="gr58" draw:text-style-name="P32" xml:id="id70" draw:id="id70" draw:layer="layout" svg:width="2.85cm" svg:height="0.716cm" svg:x="32.699cm" svg:y="24.523cm">
          <text:p text:style-name="P3"><text:span text:style-name="T2">sPlotBru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1" draw:id="id71" draw:layer="layout" svg:width="3.683cm" svg:height="0.889cm" svg:x="32.306cm" svg:y="25.782cm">
          <text:p text:style-name="P3"><text:span text:style-name="T2">$sPlotDir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0.082cm" svg:y1="21.941cm" svg:x2="33.581cm" svg:y2="23.628cm" draw:start-shape="id48" draw:start-glue-point="8" draw:end-shape="id69" draw:end-glue-point="5" svg:d="M30082 21941v1687h3499" svg:viewBox="0 0 3500 1688">
          <text:p/>
        </draw:connector>
        <draw:custom-shape draw:style-name="gr57" draw:text-style-name="P31" xml:id="id69" draw:id="id69" draw:layer="layout" svg:width="1.038cm" svg:height="0.643cm" svg:x="33.581cm" svg:y="23.306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1cm" svg:y1="23.949cm" svg:x2="34.124cm" svg:y2="24.523cm" draw:start-shape="id69" draw:start-glue-point="6" draw:end-shape="id70" draw:end-glue-point="4" svg:d="M34100 23949l24 574" svg:viewBox="0 0 25 575">
          <text:p/>
        </draw:connector>
        <draw:connector draw:style-name="gr13" draw:text-style-name="P14" draw:layer="layout" draw:type="line" svg:x1="34.124cm" svg:y1="25.239cm" svg:x2="34.147cm" svg:y2="25.782cm" draw:start-shape="id70" draw:start-glue-point="6" draw:end-shape="id71" draw:end-glue-point="4" svg:d="M34124 25239l23 543" svg:viewBox="0 0 24 544">
          <text:p/>
        </draw:connector>
        <draw:connector draw:style-name="gr42" draw:text-style-name="P14" draw:layer="layout" draw:type="lines" svg:x1="32.306cm" svg:y1="26.226cm" svg:x2="30.299cm" svg:y2="25.548cm" draw:start-shape="id71" draw:start-glue-point="5" draw:end-shape="id50" draw:end-glue-point="7" svg:d="M32306 26226h-502l-1003-678h-502" svg:viewBox="0 0 2008 679">
          <text:p text:style-name="P3"><text:span text:style-name="T4">optional</text:span></text:p>
        </draw:connector>
        <draw:custom-shape draw:style-name="gr48" draw:text-style-name="P30" xml:id="id72" draw:id="id72" draw:layer="layout" svg:width="4.166cm" svg:height="1.016cm" svg:x="32.752cm" svg:y="21.962cm">
          <text:p text:style-name="P3"><text:span text:style-name="T8">Compare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2cm" svg:y2="22.47cm" draw:start-shape="id48" draw:start-glue-point="7" draw:end-shape="id72" draw:end-glue-point="5" svg:d="M30999 21496h501l751 974h501" svg:viewBox="0 0 1754 975">
          <text:p/>
        </draw:connector>
        <draw:custom-shape draw:style-name="gr59" draw:text-style-name="P32" xml:id="id73" draw:id="id73" draw:layer="layout" svg:width="4.445cm" svg:height="0.815cm" svg:x="31.907cm" svg:y="27.221cm">
          <text:p text:style-name="P3"><text:span text:style-name="T2">DrawSweighted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draw:line-skew="-0.313cm" svg:x1="34.147cm" svg:y1="26.671cm" svg:x2="34.13cm" svg:y2="27.221cm" draw:start-shape="id71" draw:start-glue-point="6" draw:end-shape="id73" draw:end-glue-point="4" svg:d="M34147 26671v188l-17-140v502" svg:viewBox="0 0 18 551">
          <text:p/>
        </draw:connector>
        <draw:custom-shape draw:style-name="gr60" draw:text-style-name="P33" draw:layer="layout" svg:width="2.54cm" svg:height="0.508cm" svg:x="31.191cm" svg:y="24.182cm">
          <text:p text:style-name="P3"><text:span text:style-name="T9">TrimCatTree.C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20" xml:id="id74" draw:id="id74" draw:layer="layout" svg:width="3.866cm" svg:height="0.735cm" svg:x="21.234cm" svg:y="21.12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75" draw:id="id75" draw:layer="layout" svg:width="3.683cm" svg:height="0.69cm" svg:x="21.319cm" svg:y="22.463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167cm" svg:y1="21.855cm" svg:x2="23.16cm" svg:y2="22.463cm" draw:start-shape="id74" draw:start-glue-point="6" draw:end-shape="id75" draw:end-glue-point="4" svg:d="M23167 21855l-7 608" svg:viewBox="0 0 8 609">
          <text:p/>
        </draw:connector>
        <draw:connector draw:style-name="gr42" draw:text-style-name="P14" draw:layer="layout" draw:type="lines" svg:x1="23.16cm" svg:y1="23.153cm" svg:x2="23.154cm" svg:y2="24.136cm" draw:start-shape="id75" draw:start-glue-point="6" draw:end-shape="id47" draw:end-glue-point="0" svg:d="M23160 23153v502l-6-60v541" svg:viewBox="0 0 7 984">
          <text:p text:style-name="P3"><text:span text:style-name="T4">optional</text:span></text:p>
          <text:p text:style-name="P3"><text:span text:style-name="T4"/></text:p>
        </draw:connector>
        <draw:connector draw:style-name="gr13" draw:text-style-name="P14" draw:layer="layout" draw:line-skew="2.257cm" svg:x1="18.145cm" svg:y1="13.578cm" svg:x2="21.234cm" svg:y2="21.487cm" draw:start-shape="id76" draw:start-glue-point="3" draw:end-shape="id74" svg:d="M18145 13578h1651v7909h1438" svg:viewBox="0 0 3090 7910">
          <text:p/>
        </draw:connector>
        <draw:custom-shape draw:style-name="gr63" draw:text-style-name="P35" xml:id="id77" draw:id="id77" draw:layer="layout" svg:width="3.683cm" svg:height="0.889cm" svg:x="8.82cm" svg:y="35.733cm">
          <text:p text:style-name="P3"><text:span text:style-name="T2">tables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3.454cm" svg:y1="36.158cm" svg:x2="12.503cm" svg:y2="36.177cm" draw:start-shape="id21" draw:start-glue-point="5" draw:end-shape="id77" draw:end-glue-point="7" svg:d="M13454 36158l-951 19" svg:viewBox="0 0 952 20">
          <text:p/>
        </draw:connector>
      </draw:page>
      <draw:page draw:name="page2" draw:style-name="dp1" draw:master-page-name="Default">
        <draw:custom-shape draw:style-name="gr40" draw:text-style-name="P27" xml:id="id78" draw:id="id78" draw:layer="layout" svg:width="4.699cm" svg:height="0.702cm" svg:x="9.836cm" svg:y="11.884cm">
          <text:p text:style-name="P3"><text:span text:style-name="T2">singleBinTreeMaker.s</text:span><text:span text:style-name="T2">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12" xml:id="id79" draw:id="id79" draw:layer="layout" svg:width="3.683cm" svg:height="0.889cm" svg:x="10.351cm" svg:y="13.8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12.186cm" svg:y1="12.586cm" svg:x2="12.192cm" svg:y2="13.82cm" draw:start-shape="id78" draw:start-glue-point="6" draw:end-shape="id79" draw:end-glue-point="4" svg:d="M12186 12586v542l6 190v502" svg:viewBox="0 0 7 1235">
          <text:p text:style-name="P3"><text:span text:style-name="T4"/></text:p>
        </draw:connector>
        <draw:custom-shape draw:style-name="gr61" draw:text-style-name="P20" xml:id="id80" draw:id="id80" draw:layer="layout" svg:width="3.866cm" svg:height="0.735cm" svg:x="10.265cm" svg:y="8.168cm">
          <text:p text:style-name="P3"><text:span text:style-name="T2">injectAsymMo</text:span><text:span text:style-name="T2">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81" draw:id="id81" draw:layer="layout" svg:width="3.683cm" svg:height="0.69cm" svg:x="10.35cm" svg:y="10.011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198cm" svg:y1="8.903cm" svg:x2="12.191cm" svg:y2="10.011cm" draw:start-shape="id80" draw:start-glue-point="6" draw:end-shape="id81" draw:end-glue-point="4" svg:d="M12198 8903l-7 1108" svg:viewBox="0 0 8 1109">
          <text:p/>
        </draw:connector>
        <draw:connector draw:style-name="gr42" draw:text-style-name="P14" draw:layer="layout" draw:type="lines" svg:x1="12.191cm" svg:y1="10.701cm" svg:x2="12.185cm" svg:y2="11.884cm" draw:start-shape="id81" draw:start-glue-point="6" draw:end-shape="id78" draw:end-glue-point="0" svg:d="M12191 10701v502l-6 140v541" svg:viewBox="0 0 7 1184">
          <text:p text:style-name="P3"><text:span text:style-name="T4"/></text:p>
          <text:p text:style-name="P3"><text:span text:style-name="T4"/></text:p>
        </draw:connector>
        <draw:custom-shape draw:style-name="gr64" draw:text-style-name="P4" xml:id="id83" draw:id="id83" draw:layer="layout" svg:width="3.866cm" svg:height="1.016cm" svg:x="16.426cm" svg:y="13.754cm">
          <text:p text:style-name="P3"><text:span text:style-name="T2">asymBruFit.C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2" xml:id="id82" draw:id="id82" draw:layer="layout" svg:width="3.683cm" svg:height="1.016cm" svg:x="2.477cm" svg:y="11.70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16cm" svg:y1="12.216cm" svg:x2="9.836cm" svg:y2="12.235cm" draw:start-shape="id82" draw:start-glue-point="7" draw:end-shape="id78" draw:end-glue-point="5" svg:d="M6160 12216l3676 19" svg:viewBox="0 0 3677 20">
          <text:p/>
        </draw:connector>
        <draw:connector draw:style-name="gr13" draw:text-style-name="P14" draw:layer="layout" draw:type="line" svg:x1="14.034cm" svg:y1="14.264cm" svg:x2="16.426cm" svg:y2="14.262cm" draw:start-shape="id79" draw:start-glue-point="7" draw:end-shape="id83" svg:d="M14034 14264l2392-2" svg:viewBox="0 0 2393 3">
          <text:p/>
        </draw:connector>
        <draw:frame draw:style-name="gr65" draw:text-style-name="P37" draw:layer="layout" svg:width="5.207cm" svg:height="0.763cm" svg:x="16.288cm" svg:y="13.049cm">
          <draw:text-box>
            <text:p text:style-name="P36"><text:span text:style-name="T10">loop_asymBr</text:span><text:span text:style-name="T10">uFit.rb</text:span></text:p>
          </draw:text-box>
        </draw:frame>
        <draw:custom-shape draw:style-name="gr61" draw:text-style-name="P20" xml:id="id84" draw:id="id84" draw:layer="layout" svg:width="3.866cm" svg:height="0.735cm" svg:x="23.285cm" svg:y="16.832cm">
          <text:p text:style-name="P3"><text:span text:style-name="T2">checkInjection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6" draw:text-style-name="P37" draw:layer="layout" svg:width="5.932cm" svg:height="0.763cm" svg:x="22.562cm" svg:y="15.989cm">
          <draw:text-box>
            <text:p text:style-name="P36"><text:span text:style-name="T10">loop_checkInjectionFit.</text:span><text:span text:style-name="T10">rb</text:span></text:p>
          </draw:text-box>
        </draw:frame>
        <draw:connector draw:style-name="gr13" draw:text-style-name="P14" draw:layer="layout" svg:x1="14.033cm" svg:y1="10.356cm" svg:x2="25.218cm" svg:y2="16.832cm" draw:start-shape="id81" draw:start-glue-point="7" draw:end-shape="id84" draw:end-glue-point="4" svg:d="M14033 10356h11185v6476" svg:viewBox="0 0 11186 6477">
          <text:p/>
        </draw:connector>
        <draw:custom-shape draw:style-name="gr11" draw:text-style-name="P12" xml:id="id85" draw:id="id85" draw:layer="layout" svg:width="3.683cm" svg:height="0.889cm" svg:x="16.521cm" svg:y="16.748cm">
          <text:p text:style-name="P3"><text:span text:style-name="T2">bruspin….inj*/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359cm" svg:y1="14.77cm" svg:x2="18.362cm" svg:y2="16.748cm" draw:start-shape="id83" draw:start-glue-point="6" draw:end-shape="id85" draw:end-glue-point="4" svg:d="M18359 14770l3 1978" svg:viewBox="0 0 4 1979">
          <text:p/>
        </draw:connector>
        <draw:connector draw:style-name="gr13" draw:text-style-name="P14" draw:layer="layout" draw:type="line" svg:x1="20.204cm" svg:y1="17.192cm" svg:x2="23.285cm" svg:y2="17.2cm" draw:start-shape="id85" draw:start-glue-point="7" draw:end-shape="id84" draw:end-glue-point="5" svg:d="M20204 17192l3081 8" svg:viewBox="0 0 3082 9">
          <text:p/>
        </draw:connector>
        <draw:custom-shape draw:style-name="gr67" draw:text-style-name="P12" xml:id="id86" draw:id="id86" draw:layer="layout" svg:width="7.475cm" svg:height="1.4cm" svg:x="21.501cm" svg:y="19.669cm">
          <text:p text:style-name="P3"><text:span text:style-name="T2">bruspin….inj*/</text:span><text:span text:style-name="T2">*injectionTest.r</text:span><text:span text:style-name="T2">oot</text:span></text:p>
          <text:p text:style-name="P3"><text:span text:style-name="T2">bruspin….pullr</text:span><text:span text:style-name="T2">esults/files.lis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5.218cm" svg:y1="17.567cm" svg:x2="25.239cm" svg:y2="19.669cm" draw:start-shape="id84" draw:start-glue-point="6" draw:end-shape="id86" draw:end-glue-point="4" svg:d="M25218 17567l21 2102" svg:viewBox="0 0 22 2103">
          <text:p/>
        </draw:connector>
        <draw:custom-shape draw:style-name="gr61" draw:text-style-name="P20" xml:id="id87" draw:id="id87" draw:layer="layout" svg:width="3.866cm" svg:height="0.735cm" svg:x="23.313cm" svg:y="22.709cm">
          <text:p text:style-name="P3"><text:span text:style-name="T2">pull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5.239cm" svg:y1="21.069cm" svg:x2="25.246cm" svg:y2="22.709cm" draw:start-shape="id86" draw:start-glue-point="6" draw:end-shape="id87" draw:end-glue-point="4" svg:d="M25239 21069l7 1640" svg:viewBox="0 0 8 16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2-01-05T01:21:59.440104141</dc:date>
    <meta:editing-duration>PT23H8M41S</meta:editing-duration>
    <meta:editing-cycles>74</meta:editing-cycles>
    <meta:generator>LibreOffice/6.0.7.3$Linux_X86_64 LibreOffice_project/00m0$Build-3</meta:generator>
    <meta:document-statistic meta:object-count="188"/>
  </office:meta>
</office:document-meta>
</file>